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line-height="150%"/>
      <style:text-properties style:font-name="Ubuntu Mono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 Mono" fo:font-size="14pt" officeooo:paragraph-rsid="001477ba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`</text:p>
      <text:p text:style-name="P1">~</text:p>
      <text:p text:style-name="P1">!</text:p>
      <text:p text:style-name="P1">@</text:p>
      <text:p text:style-name="P1">#</text:p>
      <text:p text:style-name="P1">$</text:p>
      <text:p text:style-name="P1">%</text:p>
      <text:p text:style-name="P1">^</text:p>
      <text:p text:style-name="P1">&amp;</text:p>
      <text:p text:style-name="P1">*</text:p>
      <text:p text:style-name="P1">(</text:p>
      <text:p text:style-name="P1">)</text:p>
      <text:p text:style-name="P1">-</text:p>
      <text:p text:style-name="P1">_</text:p>
      <text:p text:style-name="P1">=</text:p>
      <text:p text:style-name="P1">+</text:p>
      <text:p text:style-name="P1">[</text:p>
      <text:p text:style-name="P1">]</text:p>
      <text:p text:style-name="P1">{</text:p>
      <text:p text:style-name="P1">}</text:p>
      <text:p text:style-name="P1">\</text:p>
      <text:p text:style-name="P1">|</text:p>
      <text:p text:style-name="P1">;</text:p>
      <text:p text:style-name="P1">:</text:p>
      <text:p text:style-name="P1">'</text:p>
      <text:p text:style-name="P1">"</text:p>
      <text:p text:style-name="P1">,</text:p>
      <text:p text:style-name="P1">&lt;</text:p>
      <text:p text:style-name="P1">&gt;</text:p>
      <text:p text:style-name="P1">.</text:p>
      <text:p text:style-name="P1">/</text:p>
      <text:p text:style-name="P2">?</text:p>
      <text:p text:style-name="P2">ampersand</text:p>
      <text:p text:style-name="P1">at</text:p>
      <text:p text:style-name="P1">backslash</text:p>
      <text:p text:style-name="P1">backtick</text:p>
      <text:p text:style-name="P1">caret</text:p>
      <text:p text:style-name="P1">close curly bracket</text:p>
      <text:p text:style-name="P1">close paren</text:p>
      <text:p text:style-name="P1">close square bracket</text:p>
      <text:p text:style-name="P1">colon</text:p>
      <text:p text:style-name="P1">comma</text:p>
      <text:p text:style-name="P1">dash</text:p>
      <text:p text:style-name="P1">dollar</text:p>
      <text:p text:style-name="P1">dot</text:p>
      <text:p text:style-name="P1">double quote</text:p>
      <text:p text:style-name="P1">equals</text:p>
      <text:p text:style-name="P1">exclamation point</text:p>
      <text:p text:style-name="P1">greater than</text:p>
      <text:p text:style-name="P1">hash</text:p>
      <text:p text:style-name="P1">less than</text:p>
      <text:p text:style-name="P1">mod</text:p>
      <text:p text:style-name="P1">open curly bracket</text:p>
      <text:p text:style-name="P1">open paren</text:p>
      <text:p text:style-name="P1">open square bracket</text:p>
      <text:p text:style-name="P1">pipe</text:p>
      <text:p text:style-name="P1">plus</text:p>
      <text:p text:style-name="P1">question mark</text:p>
      <text:p text:style-name="P1">semicolon</text:p>
      <text:p text:style-name="P1">single quote</text:p>
      <text:p text:style-name="P1">slash</text:p>
      <text:p text:style-name="P1">star</text:p>
      <text:p text:style-name="P1">tilde</text:p>
      <text:p text:style-name="P1">undersco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4:36:58.461495370</meta:creation-date>
    <dc:date>2025-11-20T14:40:13.377531573</dc:date>
    <meta:editing-duration>PT3M15S</meta:editing-duration>
    <meta:editing-cycles>1</meta:editing-cycles>
    <meta:document-statistic meta:table-count="0" meta:image-count="0" meta:object-count="0" meta:page-count="1" meta:paragraph-count="64" meta:word-count="80" meta:character-count="314" meta:non-whitespace-character-count="298"/>
    <meta:generator>LibreOffice/24.8.3.2$Linux_X86_64 LibreOffice_project/480$Build-2</meta:generator>
  </office:meta>
</office:document-meta>
</file>